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602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column table:style-name="co4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7" table:formula="of:=81.7" office:value-type="float" office:value="81.7" calcext:value-type="float">
            <text:p>81,7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table:formula="of:=72.8" office:value-type="float" office:value="72.8" calcext:value-type="float">
            <text:p>72.8</text:p>
          </table:table-cell>
          <table:table-cell table:style-name="ce8" table:formula="of:=([.C6]/[.C7])" office:value-type="float" office:value="1.12225274725275" calcext:value-type="float">
            <text:p>1,1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561126373626374" calcext:value-type="float">
            <text:p>0,6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51" calcext:value-type="float">
            <text:p>51</text:p>
          </table:table-cell>
          <table:table-cell table:style-name="ce8" table:formula="of:=([.C6]/[.C7])" office:value-type="float" office:value="1.12225274725275" calcext:value-type="float">
            <text:p>1,1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280563186813187" calcext:value-type="float">
            <text:p>0,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Default" office:value-type="string" calcext:value-type="string">
            <text:p>=</text:p>
          </table:table-cell>
          <table:table-cell table:style-name="ce8" table:formula="of:=([.C6]/[.C8])" office:value-type="float" office:value="1.60196078431373" calcext:value-type="float">
            <text:p>1,6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266993464052288" calcext:value-type="float">
            <text:p>0,3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=</text:p>
          </table:table-cell>
          <table:table-cell table:style-name="ce8" table:formula="of:=([.C6]/[.C10])" office:value-type="string" office:string-value="" calcext:value-type="error">
            <text:p>#VALOR!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string" office:string-value="" calcext:value-type="error">
            <text:p>#VALOR!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=</text:p>
          </table:table-cell>
          <table:table-cell table:style-name="ce8" table:formula="of:=([.C6]/[.C11])" office:value-type="string" office:string-value="" calcext:value-type="error">
            <text:p>#VALOR!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string" office:string-value="" calcext:value-type="error">
            <text:p>#VALOR!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20:31:57.451531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0-23T12:26:45</meta:creation-date>
    <dc:date>2022-04-11T21:13:53.929481945</dc:date>
    <meta:generator>LibreOffice/6.4.7.2$Linux_X86_64 LibreOffice_project/40$Build-2</meta:generator>
    <meta:editing-duration>PT24M37S</meta:editing-duration>
    <meta:editing-cycles>3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9cm" svg:y="14.855cm" chart:style-name="ch7">
              <text:p>Núcleos</text:p>
            </chart:title>
          </chart:axis>
          <chart:axis chart:dimension="y" chart:name="primary-y" chart:style-name="ch8">
            <chart:title svg:x="21.447cm" svg:y="6.283cm" chart:style-name="ch7">
              <text:p>Eficiência</text:p>
            </chart:title>
          </chart:axis>
          <chart:axis chart:dimension="y" chart:name="secondary-y" chart:style-name="ch9">
            <chart:title svg:x="0.25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61126373626374">
                <text:p>0.561126373626374</text:p>
              </table:table-cell>
              <table:table-cell office:value-type="float" office:value="1.12225274725275">
                <text:p>1.12225274725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80563186813187">
                <text:p>0.280563186813187</text:p>
              </table:table-cell>
              <table:table-cell office:value-type="float" office:value="1.12225274725275">
                <text:p>1.12225274725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6993464052288">
                <text:p>0.266993464052288</text:p>
              </table:table-cell>
              <table:table-cell office:value-type="float" office:value="1.60196078431373">
                <text:p>1.601960784313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